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2.04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1.782cm" fo:min-width="2.04cm"/>
    </style:style>
    <style:style style:name="gr3" style:family="graphic" style:parent-style-name="standard">
      <style:graphic-properties svg:stroke-color="#000000" draw:fill-color="#008000" draw:textarea-horizontal-align="justify" draw:textarea-vertical-align="middle" draw:auto-grow-height="false" fo:min-height="1.147cm" fo:min-width="3.691cm"/>
    </style:style>
    <style:style style:name="gr4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29cm" fo:min-width="0.0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102cm"/>
    </style:style>
    <style:style style:name="gr8" style:family="graphic" style:parent-style-name="standard">
      <style:graphic-properties draw:stroke="none" svg:stroke-color="#000000" draw:fill="none" draw:fill-color="#ffffff" fo:min-height="0.258cm"/>
    </style:style>
    <style:style style:name="gr9" style:family="graphic" style:parent-style-name="standard">
      <style:graphic-properties draw:fill-color="#0099ff" draw:textarea-horizontal-align="justify" draw:textarea-vertical-align="middle" draw:auto-grow-height="false" fo:min-height="1.995cm" fo:min-width="3.015cm"/>
    </style:style>
    <style:style style:name="gr10" style:family="graphic" style:parent-style-name="standard">
      <style:graphic-properties draw:fill-color="#999999" draw:textarea-horizontal-align="justify" draw:textarea-vertical-align="middle" draw:auto-grow-height="false" fo:min-height="0.512cm" fo:min-width="1.659cm"/>
    </style:style>
    <style:style style:name="gr11" style:family="graphic" style:parent-style-name="standard">
      <style:graphic-properties draw:stroke="none" svg:stroke-color="#000000" draw:fill="none" draw:fill-color="#ffffff" fo:min-height="0.395cm"/>
    </style:style>
    <style:style style:name="gr12" style:family="graphic" style:parent-style-name="standard">
      <style:graphic-properties draw:fill-color="#2323dc" draw:textarea-horizontal-align="justify" draw:textarea-vertical-align="middle" draw:auto-grow-height="false" fo:min-height="1.277cm" fo:min-width="1.408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008000"/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-color="#ffff00"/>
      <style:paragraph-properties fo:text-align="center"/>
      <style:text-properties fo:font-size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0099ff"/>
      <style:paragraph-properties fo:text-align="center"/>
    </style:style>
    <style:style style:name="P11" style:family="paragraph">
      <loext:graphic-properties draw:fill-color="#999999"/>
      <style:paragraph-properties fo:text-align="center"/>
      <style:text-properties fo:font-size="10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-color="#2323dc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54cm" svg:height="2.032cm" svg:x="7.35cm" svg:y="3.794cm">
          <text:p text:style-name="P1">ca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9.89cm" svg:y="3.794cm">
          <text:p text:style-name="P1">cab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4.191cm" svg:height="1.397cm" svg:x="9.763cm" svg:y="12.176cm">
          <text:p text:style-name="P1">laptop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0.762cm" svg:height="0.762cm" svg:x="8.185cm" svg:y="1.589cm">
          <text:p text:style-name="P4">came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" draw:id="id1" draw:layer="layout" svg:width="0.762cm" svg:height="0.762cm" svg:x="10.806cm" svg:y="1.616cm">
          <text:p text:style-name="P4">came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1.187cm" svg:y1="2.378cm" svg:x2="8.62cm" svg:y2="3.794cm" draw:start-shape="id1" draw:start-glue-point="8" draw:end-shape="id2" draw:end-glue-point="0" svg:d="M11187 2378v709h-2567v707" svg:viewBox="0 0 2568 1417">
          <text:p/>
        </draw:connector>
        <draw:connector draw:style-name="gr6" draw:text-style-name="P6" draw:layer="layout" svg:x1="8.566cm" svg:y1="2.351cm" svg:x2="8.62cm" svg:y2="3.794cm" draw:start-shape="id3" draw:start-glue-point="8" draw:end-shape="id2" draw:end-glue-point="0" svg:d="M8566 2351v722h54v721" svg:viewBox="0 0 55 1444">
          <text:p/>
        </draw:connector>
        <draw:frame draw:style-name="gr7" draw:text-style-name="P8" draw:layer="layout" svg:width="1.143cm" svg:height="0.645cm" svg:x="8.01cm" svg:y="2.472cm">
          <draw:text-box>
            <text:p text:style-name="P7">usb</text:p>
          </draw:text-box>
        </draw:frame>
        <draw:frame draw:style-name="gr8" draw:text-style-name="P9" draw:layer="layout" svg:width="1.143cm" svg:height="0.645cm" svg:x="10.632cm" svg:y="2.424cm">
          <draw:text-box>
            <text:p><text:span text:style-name="T1">usb</text:span></text:p>
          </draw:text-box>
        </draw:frame>
        <draw:custom-shape draw:style-name="gr9" draw:text-style-name="P10" xml:id="id4" draw:id="id4" draw:layer="layout" svg:width="4.445cm" svg:height="3.175cm" svg:x="3.667cm" svg:y="20.431cm">
          <text:p text:style-name="P1">router/switch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" draw:text-style-name="P6" draw:layer="layout" svg:x1="7.35cm" svg:y1="4.81cm" svg:x2="5.255cm" svg:y2="20.431cm" draw:start-shape="id2" draw:start-glue-point="3" draw:end-shape="id4" draw:end-glue-point="4" svg:d="M7350 4810h-2095v15621" svg:viewBox="0 0 2096 15622">
          <text:p/>
        </draw:connector>
        <draw:frame draw:style-name="gr8" draw:text-style-name="P9" draw:layer="layout" svg:width="1.905cm" svg:height="0.645cm" svg:x="4.424cm" svg:y="15.402cm">
          <draw:text-box>
            <text:p><text:span text:style-name="T1">ethernet</text:span></text:p>
          </draw:text-box>
        </draw:frame>
        <draw:connector draw:style-name="gr6" draw:text-style-name="P6" draw:layer="layout" svg:x1="8.62cm" svg:y1="5.826cm" svg:x2="8.644cm" svg:y2="8.796cm" draw:start-shape="id2" draw:start-glue-point="2" draw:end-shape="id5" svg:d="M8620 5826v1485h24v1485" svg:viewBox="0 0 25 2971">
          <text:p/>
        </draw:connector>
        <draw:frame draw:style-name="gr8" draw:text-style-name="P8" draw:layer="layout" svg:width="1.27cm" svg:height="0.645cm" svg:x="8.535cm" svg:y="6.623cm">
          <draw:text-box>
            <text:p text:style-name="P7">hdmi</text:p>
          </draw:text-box>
        </draw:frame>
        <draw:custom-shape draw:style-name="gr10" draw:text-style-name="P11" xml:id="id5" draw:id="id5" draw:layer="layout" svg:width="2.159cm" svg:height="0.762cm" svg:x="7.565cm" svg:y="8.796cm">
          <text:p text:style-name="P4">capture card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8.644cm" svg:y1="9.558cm" svg:x2="11.858cm" svg:y2="12.176cm" draw:start-shape="id5" draw:start-glue-point="2" draw:end-shape="id6" draw:end-glue-point="0" svg:d="M8644 9558v1309h3214v1309" svg:viewBox="0 0 3215 2619">
          <text:p/>
        </draw:connector>
        <draw:frame draw:style-name="gr11" draw:text-style-name="P13" draw:layer="layout" svg:width="1.143cm" svg:height="0.645cm" svg:x="9.36cm" svg:y="10.282cm">
          <draw:text-box>
            <text:p text:style-name="P12">usb</text:p>
          </draw:text-box>
        </draw:frame>
        <draw:custom-shape draw:style-name="gr12" draw:text-style-name="P14" xml:id="id7" draw:id="id7" draw:layer="layout" svg:width="2.54cm" svg:height="2.159cm" svg:x="10.352cm" svg:y="20.996cm">
          <text:p text:style-name="P1">wifi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6" draw:text-style-name="P6" draw:layer="layout" svg:x1="8.112cm" svg:y1="22.019cm" svg:x2="10.352cm" svg:y2="22.076cm" draw:start-shape="id4" draw:start-glue-point="7" draw:end-shape="id7" draw:end-glue-point="5" svg:d="M8112 22019h1120v57h1120" svg:viewBox="0 0 2241 58">
          <text:p/>
        </draw:connector>
        <draw:connector draw:style-name="gr6" draw:text-style-name="P6" draw:layer="layout" svg:x1="11.858cm" svg:y1="13.573cm" svg:x2="11.432cm" svg:y2="20.996cm" draw:start-shape="id6" draw:start-glue-point="2" draw:end-shape="id7" draw:end-glue-point="4" svg:d="M11858 13573v3711h-426v3712" svg:viewBox="0 0 427 7424">
          <text:p/>
        </draw:connector>
        <draw:frame draw:style-name="gr11" draw:text-style-name="P8" draw:layer="layout" svg:width="1.397cm" svg:height="0.645cm" svg:x="10.666cm" svg:y="16.651cm">
          <draw:text-box>
            <text:p text:style-name="P7">radio</text:p>
          </draw:text-box>
        </draw:frame>
        <draw:frame draw:style-name="gr8" draw:text-style-name="P9" draw:layer="layout" svg:width="1.905cm" svg:height="0.645cm" svg:x="8.225cm" svg:y="21.503cm">
          <draw:text-box>
            <text:p><text:span text:style-name="T1">ethern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9T21:07:02.653825606</meta:creation-date>
    <dc:date>2017-08-29T21:45:36.936724619</dc:date>
    <meta:editing-duration>PT4M20S</meta:editing-duration>
    <meta:editing-cycles>3</meta:editing-cycles>
    <meta:generator>LibreOffice/5.1.6.2$Linux_X86_64 LibreOffice_project/10m0$Build-2</meta:generator>
    <meta:document-statistic meta:object-count="22"/>
  </office:meta>
</office:document-meta>
</file>